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320000030320F8311D520F805D.png" manifest:media-type="image/png"/>
  <manifest:file-entry manifest:full-path="Pictures/100000000000000800000008707B9A12455FE2CA.png" manifest:media-type="image/png"/>
  <manifest:file-entry manifest:full-path="Pictures/100000000000044B00000215AE731AADAAF07233.png" manifest:media-type="image/png"/>
  <manifest:file-entry manifest:full-path="Pictures/100002010000019E000000AECD28CD7832470410.png" manifest:media-type="image/png"/>
  <manifest:file-entry manifest:full-path="Pictures/100000000000012C000000A8E55954546192482A.jpg" manifest:media-type="image/jpeg"/>
  <manifest:file-entry manifest:full-path="Pictures/1000767500002ACB0000120702CD533528F1AC91.svg" manifest:media-type="image/svg+xml"/>
  <manifest:file-entry manifest:full-path="Pictures/100000000000034B00000213C36C1A2036A65DB2.png" manifest:media-type="image/png"/>
  <manifest:file-entry manifest:full-path="Pictures/10000000000000AC00000029039CBB2568C7CF18.png" manifest:media-type="image/png"/>
  <manifest:file-entry manifest:full-path="Pictures/10000000000001B3000001707A46DF1F02342FD9.png" manifest:media-type="image/png"/>
  <manifest:file-entry manifest:full-path="Pictures/10000201000000580000001FF1659DC4583E58EC.png" manifest:media-type="image/png"/>
  <manifest:file-entry manifest:full-path="Pictures/100000000000007800000078F140BF2363B8C062.jpg" manifest:media-type="image/jpeg"/>
  <manifest:file-entry manifest:full-path="Pictures/100000000000038C0000018576F9671382723AD9.png" manifest:media-type="image/png"/>
  <manifest:file-entry manifest:full-path="Pictures/10000000000001640000002D2A0CF3069AC2D9C4.png" manifest:media-type="image/png"/>
  <manifest:file-entry manifest:full-path="Pictures/100000000000002D000000231EEFA3840D19286D.png" manifest:media-type="image/png"/>
  <manifest:file-entry manifest:full-path="Pictures/10000201000000E5000000C6ADF4A6C5F0E4F07B.png" manifest:media-type="image/png"/>
  <manifest:file-entry manifest:full-path="Pictures/100000000000034C0000022999173BD921307326.png" manifest:media-type="image/png"/>
  <manifest:file-entry manifest:full-path="Pictures/10000000000000CA0000009FDC5FA03B5C5C0361.png" manifest:media-type="image/png"/>
  <manifest:file-entry manifest:full-path="Pictures/100000000000008F0000002F59C9F5A850FCD843.png" manifest:media-type="image/png"/>
  <manifest:file-entry manifest:full-path="Pictures/10000000000001EB000000D093A9859014DBF7ED.png" manifest:media-type="image/png"/>
  <manifest:file-entry manifest:full-path="Pictures/10000000000004B700000326D735699B449CAC4E.png" manifest:media-type="image/png"/>
  <manifest:file-entry manifest:full-path="Pictures/100000000000002D000000244049AF7A0E63660F.png" manifest:media-type="image/png"/>
  <manifest:file-entry manifest:full-path="Pictures/100000000000021900000109D155F598107A0A87.png" manifest:media-type="image/png"/>
  <manifest:file-entry manifest:full-path="Pictures/100000000000005C000000331F73B65D51DF8EA4.png" manifest:media-type="image/png"/>
  <manifest:file-entry manifest:full-path="Pictures/10000000000000CA000000297AA70670A64ECE90.png" manifest:media-type="image/png"/>
  <manifest:file-entry manifest:full-path="Pictures/100000000000018600000151B22F02752543B702.png" manifest:media-type="image/png"/>
  <manifest:file-entry manifest:full-path="Pictures/1000000000000160000001550059A59A0DADBEEF.png" manifest:media-type="image/png"/>
  <manifest:file-entry manifest:full-path="Pictures/100000000000038A00000238FB01E75552BF80B8.png" manifest:media-type="image/png"/>
  <manifest:file-entry manifest:full-path="Pictures/100000000000014500000104CD80DBA7B493E369.png" manifest:media-type="image/png"/>
  <manifest:file-entry manifest:full-path="Pictures/1000000000000179000001BA8847B6D543961294.png" manifest:media-type="image/png"/>
  <manifest:file-entry manifest:full-path="Pictures/10000000000000EF0000019B053680D6A1683CC8.png" manifest:media-type="image/png"/>
  <manifest:file-entry manifest:full-path="Pictures/1000000000000320000002647390A3CFAF2A0E72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roman"/>
    <style:font-face style:name="Mangal" svg:font-family="Mangal" style:font-family-generic="roman"/>
    <style:font-face style:name="OpenSymbol1" svg:font-family="OpenSymbol, 'Arial Unicode MS'" style:font-family-generic="roman"/>
    <style:font-face style:name="Arial1" svg:font-family="Arial" style:font-family-generic="swiss"/>
    <style:font-face style:name="Courier New" svg:font-family="'Courier New'" style:font-family-generic="swiss" style:font-pitch="fixed"/>
    <style:font-face style:name="OpenDyslexic" svg:font-family="OpenDyslexic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loext:graphic-properties draw:fill="none"/>
      <style:paragraph-properties fo:margin-left="0cm" fo:margin-right="0cm" style:line-height-at-least="0cm" fo:text-align="end" style:justify-single-word="false" fo:orphans="2" fo:widows="2" fo:text-indent="0cm" style:auto-text-indent="false" fo:background-color="transparent" style:snap-to-layout-grid="false" style:writing-mode="lr-tb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 style:snap-to-layout-grid="false"/>
      <style:text-properties style:font-name="OpenDyslexic" fo:language="fr" fo:country="FR" fo:font-weight="bold" officeooo:rsid="008d7298" officeooo:paragraph-rsid="008d7298" style:font-weight-asian="bold" style:font-weight-complex="bold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5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6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officeooo:rsid="008f42c4" officeooo:paragraph-rsid="008f42c4" style:font-size-asian="10pt" style:font-size-complex="10pt"/>
    </style:style>
    <style:style style:name="P7" style:family="paragraph" style:parent-style-name="Footer">
      <style:text-properties fo:language="fr" fo:country="FR"/>
    </style:style>
    <style:style style:name="P8" style:family="paragraph" style:parent-style-name="Heading_20_1" style:master-page-name="Standard">
      <loext:graphic-properties draw:fill="gradient" draw:fill-gradient-name="Deep_20_Ocean" draw:gradient-step-count="0"/>
      <style:paragraph-properties fo:margin-left="0cm" fo:margin-right="0cm" fo:margin-top="0.42cm" fo:margin-bottom="0.21cm" loext:contextual-spacing="false" fo:text-align="start" style:justify-single-word="false" fo:text-indent="0cm" style:auto-text-indent="false" style:page-number="auto" fo:background-color="#395068"/>
      <style:text-properties fo:font-variant="small-caps" fo:color="#ffffff" fo:font-size="18pt" fo:language="fr" fo:country="FR" fo:font-style="normal" fo:text-shadow="1pt 1pt" fo:font-weight="bold" officeooo:rsid="00a8da02" officeooo:paragraph-rsid="00a8da02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9" style:family="paragraph" style:parent-style-name="Heading_20_1" style:master-page-name="Standard">
      <loext:graphic-properties draw:fill="gradient" draw:fill-gradient-name="Deep_20_Ocean" draw:gradient-step-count="0"/>
      <style:paragraph-properties fo:margin-left="0cm" fo:margin-right="0cm" fo:margin-top="0.42cm" fo:margin-bottom="0.21cm" loext:contextual-spacing="false" fo:text-align="start" style:justify-single-word="false" fo:text-indent="0cm" style:auto-text-indent="false" style:page-number="auto" fo:break-before="page" fo:background-color="#395068"/>
      <style:text-properties fo:font-variant="small-caps" fo:color="#ffffff" fo:font-size="18pt" fo:language="fr" fo:country="FR" fo:font-style="normal" fo:text-shadow="1pt 1pt" fo:font-weight="bold" officeooo:rsid="00a9e6b4" officeooo:paragraph-rsid="00a9e6b4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10" style:family="paragraph" style:parent-style-name="Heading_20_1" style:master-page-name="Standard">
      <loext:graphic-properties draw:fill="gradient" draw:fill-gradient-name="Deep_20_Ocean" draw:gradient-step-count="0"/>
      <style:paragraph-properties fo:margin-left="0cm" fo:margin-right="0cm" fo:margin-top="0.42cm" fo:margin-bottom="0.21cm" loext:contextual-spacing="false" fo:text-align="start" style:justify-single-word="false" fo:text-indent="0cm" style:auto-text-indent="false" style:page-number="auto" fo:break-before="page" fo:background-color="#395068"/>
      <style:text-properties fo:font-variant="small-caps" fo:color="#ffffff" fo:font-size="18pt" fo:language="fr" fo:country="FR" fo:font-style="normal" fo:text-shadow="1pt 1pt" fo:font-weight="bold" officeooo:rsid="00ab7bb4" officeooo:paragraph-rsid="00ab7bb4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11" style:family="paragraph" style:parent-style-name="Heading_20_1" style:master-page-name="Standard">
      <loext:graphic-properties draw:fill="gradient" draw:fill-gradient-name="Deep_20_Ocean" draw:gradient-step-count="0"/>
      <style:paragraph-properties fo:margin-left="0cm" fo:margin-right="0cm" fo:margin-top="0.42cm" fo:margin-bottom="0.21cm" loext:contextual-spacing="false" fo:text-align="start" style:justify-single-word="false" fo:text-indent="0cm" style:auto-text-indent="false" style:page-number="auto" fo:break-before="page" fo:background-color="#395068"/>
      <style:text-properties fo:font-variant="small-caps" fo:color="#ffffff" fo:font-size="18pt" fo:language="fr" fo:country="FR" fo:font-style="normal" fo:text-shadow="1pt 1pt" fo:font-weight="bold" officeooo:rsid="00ab7f7b" officeooo:paragraph-rsid="00ab7f7b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12" style:family="paragraph" style:parent-style-name="Heading_20_2" style:master-page-name="Standard">
      <style:paragraph-properties fo:margin-top="0cm" fo:margin-bottom="0cm" loext:contextual-spacing="false" fo:line-height="100%" fo:text-align="center" style:justify-single-word="false" style:page-number="auto" style:snap-to-layout-grid="false"/>
      <style:text-properties fo:color="#000000" style:font-name="Trebuchet MS" fo:font-size="15pt" fo:language="fr" fo:country="FR" fo:font-style="normal" fo:text-shadow="1pt 1pt" style:text-underline-style="none" fo:font-weight="bold" officeooo:rsid="0099d2ca" officeooo:paragraph-rsid="0099d2ca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P13" style:family="paragraph" style:parent-style-name="Standard">
      <style:paragraph-properties fo:line-height="150%" fo:text-align="justify" style:justify-single-word="false">
        <style:tab-stops>
          <style:tab-stop style:position="0.318cm"/>
        </style:tab-stops>
      </style:paragraph-properties>
      <style:text-properties style:use-window-font-color="true" style:font-name="Trebuchet MS" fo:font-size="14pt" fo:language="fr" fo:country="FR" fo:font-style="normal" fo:text-shadow="none" style:text-underline-style="none" fo:font-weight="normal" officeooo:rsid="009f3396" officeooo:paragraph-rsid="0096bce5" style:font-size-asian="14pt" style:font-style-asian="normal" style:font-weight-asian="normal" style:font-name-complex="Trebuchet MS" style:font-size-complex="14pt" style:language-complex="ar" style:country-complex="SA" style:font-style-complex="normal" style:font-weight-complex="normal"/>
    </style:style>
    <style:style style:name="P14" style:family="paragraph" style:parent-style-name="Standard">
      <style:paragraph-properties fo:line-height="150%" fo:text-align="justify" style:justify-single-word="false">
        <style:tab-stops>
          <style:tab-stop style:position="0.318cm"/>
        </style:tab-stops>
      </style:paragraph-properties>
      <style:text-properties style:use-window-font-color="true" style:font-name="Trebuchet MS" fo:font-size="14pt" fo:language="fr" fo:country="FR" fo:font-style="normal" fo:text-shadow="none" style:text-underline-style="none" fo:font-weight="normal" officeooo:rsid="009f3396" officeooo:paragraph-rsid="00a9e6b4" style:font-size-asian="14pt" style:font-style-asian="normal" style:font-weight-asian="normal" style:font-name-complex="Trebuchet MS" style:font-size-complex="14pt" style:language-complex="ar" style:country-complex="SA" style:font-style-complex="normal" style:font-weight-complex="normal"/>
    </style:style>
    <style:style style:name="P15" style:family="paragraph" style:parent-style-name="Standard">
      <style:paragraph-properties fo:line-height="150%" fo:text-align="justify" style:justify-single-word="false">
        <style:tab-stops>
          <style:tab-stop style:position="0.318cm"/>
        </style:tab-stops>
      </style:paragraph-properties>
      <style:text-properties style:use-window-font-color="true" style:font-name="Trebuchet MS" fo:font-size="14pt" fo:language="fr" fo:country="FR" fo:font-style="normal" fo:text-shadow="none" style:text-underline-style="none" fo:font-weight="normal" officeooo:rsid="009f3396" officeooo:paragraph-rsid="00ab7bb4" style:font-size-asian="14pt" style:font-style-asian="normal" style:font-weight-asian="normal" style:font-name-complex="Trebuchet MS" style:font-size-complex="14pt" style:language-complex="ar" style:country-complex="SA" style:font-style-complex="normal" style:font-weight-complex="normal"/>
    </style:style>
    <style:style style:name="P16" style:family="paragraph" style:parent-style-name="Standard">
      <style:paragraph-properties fo:line-height="150%" fo:text-align="justify" style:justify-single-word="false">
        <style:tab-stops>
          <style:tab-stop style:position="0.318cm"/>
        </style:tab-stops>
      </style:paragraph-properties>
      <style:text-properties style:use-window-font-color="true" style:font-name="Trebuchet MS" fo:font-size="14pt" fo:language="fr" fo:country="FR" fo:font-style="normal" fo:text-shadow="none" style:text-underline-style="none" fo:font-weight="normal" officeooo:rsid="009f3396" officeooo:paragraph-rsid="00ab7f7b" style:font-size-asian="14pt" style:font-style-asian="normal" style:font-weight-asian="normal" style:font-name-complex="Trebuchet MS" style:font-size-complex="14pt" style:language-complex="ar" style:country-complex="SA" style:font-style-complex="normal" style:font-weight-complex="normal"/>
    </style:style>
    <style:style style:name="P17" style:family="paragraph" style:parent-style-name="Header" style:master-page-name="Standard">
      <style:paragraph-properties fo:margin-top="0cm" fo:margin-bottom="0cm" loext:contextual-spacing="false" fo:text-align="center" style:justify-single-word="false" style:page-number="auto" style:snap-to-layout-grid="false"/>
      <style:text-properties fo:color="#ff0000" style:font-name="Trebuchet MS" fo:font-size="14pt" fo:language="fr" fo:country="FR" fo:font-style="normal" fo:text-shadow="1pt 1pt" style:text-underline-style="none" fo:font-weight="bold" officeooo:rsid="00a8da02" officeooo:paragraph-rsid="00a8da02" style:font-size-asian="14pt" style:font-style-asian="normal" style:font-weight-asian="bold" style:font-size-complex="14pt" style:font-style-complex="normal" style:font-weight-complex="bold"/>
    </style:style>
    <style:style style:name="P1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text-align="center"/>
    </style:style>
    <style:style style:name="T1" style:family="text">
      <style:text-properties officeooo:rsid="0092c34e"/>
    </style:style>
    <style:style style:name="T2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ge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0.796cm" fo:min-width="2.383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0.646cm" fo:min-width="3.595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1.921cm" fo:min-width="3.907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svg:stroke-width="0.199cm" svg:stroke-color="#3465a4" draw:marker-start="Circle" draw:marker-start-width="0.474cm" draw:marker-end="Arrow" draw:marker-end-width="0.474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svg:stroke-width="0.199cm" svg:stroke-color="#3465a4" draw:marker-start="Circle" draw:marker-start-width="0.474cm" draw:marker-end="Arrow" draw:marker-end-width="0.474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svg:stroke-width="0.101cm" draw:marker-start-width="0.503cm" draw:marker-end-width="0.503cm" draw:fill="none" draw:textarea-horizontal-align="justify" draw:textarea-vertical-align="top" draw:auto-grow-height="false" fo:min-height="0.884cm" fo:min-width="3.2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ttribution-NonCommercial-ShareAlike 2.0 France" text:name="License Name"/>
        <text:user-field-decl office:value-type="string" office:string-value="http://creativecommons.org/licenses/by-nc-sa/2.0/fr/" text:name="License URL"/>
      </text:user-field-decls>
      <draw:frame draw:style-name="fr4" draw:name="Image17" text:anchor-type="page" text:anchor-page-number="1" svg:x="14.919cm" svg:y="11.075cm" svg:width="1.379cm" svg:height="1.379cm" draw:z-index="15">
        <draw:image xlink:href="Pictures/100000000000007800000078F140BF2363B8C062.jpg" xlink:type="simple" xlink:show="embed" xlink:actuate="onLoad" loext:mime-type="image/jpeg"/>
      </draw:frame>
      <draw:frame draw:style-name="fr4" draw:name="Image3" text:anchor-type="page" text:anchor-page-number="1" svg:x="8.689cm" svg:y="7.105cm" svg:width="1.379cm" svg:height="1.379cm" draw:z-index="16">
        <draw:image xlink:href="Pictures/100000000000007800000078F140BF2363B8C062.jpg" xlink:type="simple" xlink:show="embed" xlink:actuate="onLoad" loext:mime-type="image/jpeg"/>
      </draw:frame>
      <draw:frame draw:style-name="fr4" draw:name="Image5" text:anchor-type="page" text:anchor-page-number="1" svg:x="1.168cm" svg:y="12.742cm" svg:width="13.077cm" svg:height="8.237cm" draw:z-index="18">
        <draw:image xlink:href="Pictures/100000000000034B00000213C36C1A2036A65DB2.png" xlink:type="simple" xlink:show="embed" xlink:actuate="onLoad" loext:mime-type="image/png"/>
      </draw:frame>
      <draw:frame draw:style-name="fr4" draw:name="Image6" text:anchor-type="page" text:anchor-page-number="1" svg:x="9.003cm" svg:y="19.373cm" svg:width="1.379cm" svg:height="1.379cm" draw:z-index="21">
        <draw:image xlink:href="Pictures/100000000000007800000078F140BF2363B8C062.jpg" xlink:type="simple" xlink:show="embed" xlink:actuate="onLoad" loext:mime-type="image/jpeg"/>
      </draw:frame>
      <draw:frame draw:style-name="fr4" draw:name="Image7" text:anchor-type="page" text:anchor-page-number="1" svg:x="14.919cm" svg:y="19.567cm" svg:width="1.379cm" svg:height="1.379cm" draw:z-index="23">
        <draw:image xlink:href="Pictures/100000000000007800000078F140BF2363B8C062.jpg" xlink:type="simple" xlink:show="embed" xlink:actuate="onLoad" loext:mime-type="image/jpeg"/>
      </draw:frame>
      <draw:frame draw:style-name="fr5" draw:name="Image8" text:anchor-type="page" text:anchor-page-number="1" svg:x="1.138cm" svg:y="21.258cm" svg:width="13.608cm" svg:height="6.599cm" draw:z-index="24">
        <draw:image xlink:href="Pictures/100000000000044B00000215AE731AADAAF07233.png" xlink:type="simple" xlink:show="embed" xlink:actuate="onLoad" loext:mime-type="image/png"/>
      </draw:frame>
      <draw:frame draw:style-name="fr4" draw:name="Image9" text:anchor-type="page" text:anchor-page-number="1" svg:x="4.741cm" svg:y="25.1cm" svg:width="1.379cm" svg:height="1.379cm" draw:z-index="27">
        <draw:image xlink:href="Pictures/100000000000007800000078F140BF2363B8C062.jpg" xlink:type="simple" xlink:show="embed" xlink:actuate="onLoad" loext:mime-type="image/jpeg"/>
      </draw:frame>
      <draw:frame draw:style-name="fr4" draw:name="Image14" text:anchor-type="page" text:anchor-page-number="2" svg:x="6.473cm" svg:y="5.858cm" svg:width="1.379cm" svg:height="1.379cm" draw:z-index="33">
        <draw:image xlink:href="Pictures/100000000000007800000078F140BF2363B8C062.jpg" xlink:type="simple" xlink:show="embed" xlink:actuate="onLoad" loext:mime-type="image/jpeg"/>
      </draw:frame>
      <draw:frame draw:style-name="fr7" draw:name="Image19" text:anchor-type="page" text:anchor-page-number="2" svg:x="0.877cm" svg:y="24.761cm" svg:width="9.419cm" svg:height="1.191cm" draw:z-index="40">
        <draw:image xlink:href="Pictures/10000000000001640000002D2A0CF3069AC2D9C4.png" xlink:type="simple" xlink:show="embed" xlink:actuate="onLoad" loext:mime-type="image/png"/>
      </draw:frame>
      <draw:frame draw:style-name="fr4" draw:name="Image27" text:anchor-type="page" text:anchor-page-number="3" svg:x="2.815cm" svg:y="19.496cm" svg:width="1.379cm" svg:height="1.379cm" draw:z-index="51">
        <draw:image xlink:href="Pictures/100000000000007800000078F140BF2363B8C062.jpg" xlink:type="simple" xlink:show="embed" xlink:actuate="onLoad" loext:mime-type="image/jpeg"/>
      </draw:frame>
      <draw:frame draw:style-name="fr4" draw:name="Image28" text:anchor-type="page" text:anchor-page-number="3" svg:x="6.881cm" svg:y="22.117cm" svg:width="1.379cm" svg:height="1.379cm" draw:z-index="53">
        <draw:image xlink:href="Pictures/100000000000007800000078F140BF2363B8C062.jpg" xlink:type="simple" xlink:show="embed" xlink:actuate="onLoad" loext:mime-type="image/jpeg"/>
      </draw:frame>
      <draw:frame draw:style-name="fr4" draw:name="Image32" text:anchor-type="page" text:anchor-page-number="4" svg:x="4.288cm" svg:y="9.821cm" svg:width="1.379cm" svg:height="1.379cm" draw:z-index="58">
        <draw:image xlink:href="Pictures/100000000000007800000078F140BF2363B8C062.jpg" xlink:type="simple" xlink:show="embed" xlink:actuate="onLoad" loext:mime-type="image/jpeg"/>
      </draw:frame>
      <draw:custom-shape text:anchor-type="page" text:anchor-page-number="1" draw:z-index="14" draw:name="Forme1" draw:style-name="gr2" draw:text-style-name="P19" svg:width="2.514cm" svg:height="0.927cm" svg:x="12.284cm" svg:y="11.262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17" draw:name="Forme1" draw:style-name="gr3" draw:text-style-name="P19" svg:width="3.719cm" svg:height="0.77cm" svg:x="0.855cm" svg:y="4.768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19" draw:name="Forme1" draw:style-name="gr3" draw:text-style-name="P19" svg:width="3.719cm" svg:height="0.77cm" svg:x="0.855cm" svg:y="15.736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20" draw:name="Forme1" draw:style-name="gr4" draw:text-style-name="P19" svg:width="4.081cm" svg:height="2.095cm" svg:x="4.343cm" svg:y="12.633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22" draw:name="Forme1" draw:style-name="gr2" draw:text-style-name="P19" svg:width="2.514cm" svg:height="0.927cm" svg:x="12.284cm" svg:y="19.826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1" draw:z-index="25" draw:name="Forme2" draw:style-name="gr5" draw:text-style-name="P20" svg:x1="9.529cm" svg:y1="24.924cm" svg:x2="13.041cm" svg:y2="24.924cm">
        <text:p/>
      </draw:line>
      <draw:custom-shape text:anchor-type="page" text:anchor-page-number="1" draw:z-index="26" draw:name="Forme1" draw:style-name="gr3" draw:text-style-name="P19" svg:width="3.719cm" svg:height="0.77cm" svg:x="0.855cm" svg:y="24.589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2" draw:z-index="32" draw:name="Forme2" draw:style-name="gr6" draw:text-style-name="P20" svg:x1="5.463cm" svg:y1="6.511cm" svg:x2="8.975cm" svg:y2="6.511cm">
        <text:p/>
      </draw:line>
      <draw:line text:anchor-type="page" text:anchor-page-number="2" draw:z-index="37" draw:name="Forme2" draw:style-name="gr6" draw:text-style-name="P20" svg:x1="3.826cm" svg:y1="11.331cm" svg:x2="8.142cm" svg:y2="11.331cm">
        <text:p/>
      </draw:line>
      <draw:line text:anchor-type="page" text:anchor-page-number="2" draw:z-index="38" draw:name="Forme2" draw:style-name="gr6" draw:text-style-name="P20" svg:x1="2.575cm" svg:y1="11.331cm" svg:x2="13.185cm" svg:y2="15.665cm">
        <text:p/>
      </draw:line>
      <draw:line text:anchor-type="page" text:anchor-page-number="2" draw:z-index="39" draw:name="Forme2" draw:style-name="gr6" draw:text-style-name="P20" svg:x1="1.66cm" svg:y1="11.162cm" svg:x2="1.664cm" svg:y2="15.861cm">
        <text:p/>
      </draw:line>
      <draw:line text:anchor-type="page" text:anchor-page-number="3" draw:z-index="44" draw:name="Forme2" draw:style-name="gr6" draw:text-style-name="P20" svg:x1="2.074cm" svg:y1="4.669cm" svg:x2="8.161cm" svg:y2="4.669cm">
        <text:p/>
      </draw:line>
      <draw:line text:anchor-type="page" text:anchor-page-number="3" draw:z-index="46" draw:name="Forme2" draw:style-name="gr6" draw:text-style-name="P20" svg:x1="2.074cm" svg:y1="11.213cm" svg:x2="8.161cm" svg:y2="11.213cm">
        <text:p/>
      </draw:line>
      <draw:line text:anchor-type="page" text:anchor-page-number="3" draw:z-index="50" draw:name="Forme2" draw:style-name="gr6" draw:text-style-name="P20" svg:x1="2.074cm" svg:y1="20.182cm" svg:x2="9.288cm" svg:y2="20.182cm">
        <text:p/>
      </draw:line>
      <draw:line text:anchor-type="page" text:anchor-page-number="3" draw:z-index="52" draw:name="Forme2" draw:style-name="gr6" draw:text-style-name="P20" svg:x1="6.02cm" svg:y1="22.756cm" svg:x2="9.336cm" svg:y2="22.756cm">
        <text:p/>
      </draw:line>
      <draw:custom-shape text:anchor-type="page" text:anchor-page-number="4" draw:z-index="57" draw:name="Forme1" draw:style-name="gr7" draw:text-style-name="P19" svg:width="3.335cm" svg:height="1.019cm" svg:x="0.855cm" svg:y="9.821cm">
        <text:p/>
        <draw:enhanced-geometry svg:viewBox="0 0 21600 21600" draw:path-stretchpoint-x="10800" draw:path-stretchpoint-y="10800" draw:text-areas="?f3 ?f4 ?f5 ?f6" draw:type="round-rectangle" draw:modifiers="1329.555446995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65" draw:name="Forme2" draw:style-name="gr6" draw:text-style-name="P20" svg:x1="14.992cm" svg:y1="15.525cm" svg:x2="14.99cm" svg:y2="13.301cm">
        <text:p/>
      </draw:line>
      <draw:line text:anchor-type="page" text:anchor-page-number="4" draw:z-index="66" draw:name="Forme2" draw:style-name="gr6" draw:text-style-name="P20" svg:x1="12.439cm" svg:y1="25.892cm" svg:x2="17.059cm" svg:y2="20.697cm">
        <text:p/>
      </draw:line>
      <draw:line text:anchor-type="page" text:anchor-page-number="4" draw:z-index="67" draw:name="Forme2" draw:style-name="gr6" draw:text-style-name="P20" svg:x1="12.968cm" svg:y1="16.933cm" svg:x2="11.188cm" svg:y2="19.972cm">
        <text:p/>
      </draw:line>
      <draw:line text:anchor-type="page" text:anchor-page-number="4" draw:z-index="68" draw:name="Forme2" draw:style-name="gr6" draw:text-style-name="P20" svg:x1="11.934cm" svg:y1="16.933cm" svg:x2="7.798cm" svg:y2="19.011cm">
        <text:p/>
      </draw:line>
      <draw:line text:anchor-type="page" text:anchor-page-number="4" draw:z-index="69" draw:name="Forme2" draw:style-name="gr6" draw:text-style-name="P20" svg:x1="10.053cm" svg:y1="16.125cm" svg:x2="7.862cm" svg:y2="15.379cm">
        <text:p/>
      </draw:line>
      <text:h text:style-name="P8" text:outline-level="1"><draw:frame draw:style-name="fr3" draw:name="Image2" text:anchor-type="paragraph" svg:x="17.926cm" svg:y="-1.556cm" svg:width="1.425cm" svg:height="1.233cm" draw:z-index="13"><draw:image xlink:href="Pictures/10000201000000E5000000C6ADF4A6C5F0E4F07B.png" xlink:type="simple" xlink:show="embed" xlink:actuate="onLoad" loext:mime-type="image/png"/></draw:frame>Configuration</text:h>
      <text:p text:style-name="P13"><draw:frame draw:style-name="fr3" draw:name="Image4" text:anchor-type="paragraph" svg:x="0.344cm" svg:y="0.079cm" svg:width="13.174cm" svg:height="8.632cm" draw:z-index="0"><draw:image xlink:href="Pictures/100000000000034C0000022999173BD921307326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9" text:outline-level="1"><draw:frame draw:style-name="fr3" draw:name="Image10" text:anchor-type="paragraph" svg:x="17.926cm" svg:y="-1.556cm" svg:width="1.425cm" svg:height="1.233cm" draw:z-index="28"><draw:image xlink:href="Pictures/10000201000000E5000000C6ADF4A6C5F0E4F07B.png" xlink:type="simple" xlink:show="embed" xlink:actuate="onLoad" loext:mime-type="image/png"/></draw:frame>Outils / Tools</text:h>
      <text:p text:style-name="P14"><draw:frame draw:style-name="fr6" draw:name="Image11" text:anchor-type="paragraph" svg:x="0.051cm" svg:y="0.145cm" svg:width="5.345cm" svg:height="4.207cm" draw:z-index="29"><draw:image xlink:href="Pictures/10000000000000CA0000009FDC5FA03B5C5C0361.png" xlink:type="simple" xlink:show="embed" xlink:actuate="onLoad" loext:mime-type="image/png"/></draw:frame><draw:frame draw:style-name="fr6" draw:name="Image12" text:anchor-type="paragraph" svg:x="0.088cm" svg:y="6.327cm" svg:width="3.784cm" svg:height="1.244cm" draw:z-index="30"><draw:image xlink:href="Pictures/100000000000008F0000002F59C9F5A850FCD843.png" xlink:type="simple" xlink:show="embed" xlink:actuate="onLoad" loext:mime-type="image/png"/></draw:frame><draw:frame draw:style-name="fr6" draw:name="Image13" text:anchor-type="paragraph" svg:x="7.31cm" svg:y="0.192cm" svg:width="12.047cm" svg:height="5.161cm" draw:z-index="31"><draw:image xlink:href="Pictures/100000000000038C0000018576F9671382723AD9.png" xlink:type="simple" xlink:show="embed" xlink:actuate="onLoad" loext:mime-type="image/png"/></draw:frame><draw:frame draw:style-name="fr6" draw:name="Image15" text:anchor-type="paragraph" svg:x="7.341cm" svg:y="5.724cm" svg:width="8.991cm" svg:height="3.808cm" draw:z-index="34"><draw:image xlink:href="Pictures/10000000000001EB000000D093A9859014DBF7ED.png" xlink:type="simple" xlink:show="embed" xlink:actuate="onLoad" loext:mime-type="image/png"/></draw:frame><draw:frame draw:style-name="fr6" draw:name="Image16" text:anchor-type="paragraph" svg:x="12.384cm" svg:y="10.102cm" svg:width="6.9cm" svg:height="9.465cm" draw:z-index="35"><draw:image xlink:href="Pictures/10000000000002320000030320F8311D520F805D.png" xlink:type="simple" xlink:show="embed" xlink:actuate="onLoad" loext:mime-type="image/png"/></draw:frame><draw:frame draw:style-name="fr3" draw:name="Image18" text:anchor-type="paragraph" svg:x="0.115cm" svg:y="12.099cm" svg:width="11.183cm" svg:height="7.468cm" draw:z-index="36"><draw:image xlink:href="Pictures/10000000000004B700000326D735699B449CAC4E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10" text:outline-level="1"><draw:frame draw:style-name="fr3" draw:name="Image21" text:anchor-type="paragraph" svg:x="17.926cm" svg:y="-1.556cm" svg:width="1.425cm" svg:height="1.233cm" draw:z-index="42"><draw:image xlink:href="Pictures/10000201000000E5000000C6ADF4A6C5F0E4F07B.png" xlink:type="simple" xlink:show="embed" xlink:actuate="onLoad" loext:mime-type="image/png"/></draw:frame>Interface</text:h>
      <text:p text:style-name="P15"><draw:frame draw:style-name="fr6" draw:name="Image20" text:anchor-type="paragraph" svg:x="0.085cm" svg:y="0.432cm" svg:width="1.191cm" svg:height="0.953cm" draw:z-index="41"><draw:image xlink:href="Pictures/100000000000002D000000244049AF7A0E63660F.png" xlink:type="simple" xlink:show="embed" xlink:actuate="onLoad" loext:mime-type="image/png"/></draw:frame><draw:frame draw:style-name="fr6" draw:name="Image22" text:anchor-type="paragraph" svg:x="7.361cm" svg:y="0cm" svg:width="11.998cm" svg:height="5.921cm" draw:z-index="43"><draw:image xlink:href="Pictures/100000000000021900000109D155F598107A0A87.png" xlink:type="simple" xlink:show="embed" xlink:actuate="onLoad" loext:mime-type="image/png"/></draw:frame><draw:frame draw:style-name="fr6" draw:name="Image23" text:anchor-type="paragraph" svg:x="0.088cm" svg:y="6.856cm" svg:width="2.434cm" svg:height="1.349cm" draw:z-index="45"><draw:image xlink:href="Pictures/100000000000005C000000331F73B65D51DF8EA4.png" xlink:type="simple" xlink:show="embed" xlink:actuate="onLoad" loext:mime-type="image/png"/></draw:frame><draw:frame draw:style-name="fr6" draw:name="Image24" text:anchor-type="paragraph" svg:x="7.354cm" svg:y="6.373cm" svg:width="10.319cm" svg:height="8.916cm" draw:z-index="47"><draw:image xlink:href="Pictures/100000000000018600000151B22F02752543B702.png" xlink:type="simple" xlink:show="embed" xlink:actuate="onLoad" loext:mime-type="image/png"/></draw:frame><draw:frame draw:style-name="fr6" draw:name="Image25" text:anchor-type="paragraph" svg:x="0.085cm" svg:y="15.947cm" svg:width="1.191cm" svg:height="0.926cm" draw:z-index="48"><draw:image xlink:href="Pictures/100000000000002D000000231EEFA3840D19286D.png" xlink:type="simple" xlink:show="embed" xlink:actuate="onLoad" loext:mime-type="image/png"/></draw:frame><draw:frame draw:style-name="fr6" draw:name="Image26" text:anchor-type="paragraph" svg:x="0.005cm" svg:y="18.5cm" svg:width="5.345cm" svg:height="1.085cm" draw:z-index="49"><draw:image xlink:href="Pictures/10000000000000CA000000297AA70670A64ECE90.png" xlink:type="simple" xlink:show="embed" xlink:actuate="onLoad" loext:mime-type="image/png"/></draw:frame><draw:frame draw:style-name="fr6" draw:name="Image29" text:anchor-type="paragraph" svg:x="8.532cm" svg:y="15.923cm" svg:width="4.136cm" svg:height="4.008cm" draw:z-index="54"><draw:image xlink:href="Pictures/1000000000000160000001550059A59A0DADBEEF.png" xlink:type="simple" xlink:show="embed" xlink:actuate="onLoad" loext:mime-type="image/png"/></draw:frame></text:p>
      <text:p text:style-name="P15"/>
      <text:p text:style-name="P15"/>
      <text:h text:style-name="P11" text:outline-level="1"><draw:frame draw:style-name="fr3" draw:name="Image30" text:anchor-type="paragraph" svg:x="17.926cm" svg:y="-1.556cm" svg:width="1.425cm" svg:height="1.233cm" draw:z-index="55"><draw:image xlink:href="Pictures/10000201000000E5000000C6ADF4A6C5F0E4F07B.png" xlink:type="simple" xlink:show="embed" xlink:actuate="onLoad" loext:mime-type="image/png"/></draw:frame>Téléversement / upload</text:h>
      <text:p text:style-name="P16"><draw:frame draw:style-name="fr6" draw:name="Image31" text:anchor-type="paragraph" svg:x="0.411cm" svg:y="0.122cm" svg:width="8.223cm" svg:height="6.957cm" draw:z-index="56"><draw:image xlink:href="Pictures/10000000000001B3000001707A46DF1F02342FD9.png" xlink:type="simple" xlink:show="embed" xlink:actuate="onLoad" loext:mime-type="image/png"/></draw:frame><draw:frame draw:style-name="fr6" draw:name="Image33" text:anchor-type="paragraph" svg:x="9.252cm" svg:y="11.763cm" svg:width="5.914cm" svg:height="1.409cm" draw:z-index="59"><draw:image xlink:href="Pictures/10000000000000AC00000029039CBB2568C7CF18.png" xlink:type="simple" xlink:show="embed" xlink:actuate="onLoad" loext:mime-type="image/png"/></draw:frame><draw:frame draw:style-name="fr6" draw:name="Image34" text:anchor-type="paragraph" svg:x="-0.007cm" svg:y="8.345cm" svg:width="7.07cm" svg:height="4.433cm" draw:z-index="60"><draw:image xlink:href="Pictures/100000000000038A00000238FB01E75552BF80B8.png" xlink:type="simple" xlink:show="embed" xlink:actuate="onLoad" loext:mime-type="image/png"/></draw:frame><draw:frame draw:style-name="fr6" draw:name="Image35" text:anchor-type="paragraph" svg:x="-0.011cm" svg:y="13.543cm" svg:width="7.01cm" svg:height="5.607cm" draw:z-index="61"><draw:image xlink:href="Pictures/100000000000014500000104CD80DBA7B493E369.png" xlink:type="simple" xlink:show="embed" xlink:actuate="onLoad" loext:mime-type="image/png"/></draw:frame><draw:frame draw:style-name="fr6" draw:name="Image36" text:anchor-type="paragraph" svg:x="7.43cm" svg:y="16.21cm" svg:width="6.299cm" svg:height="7.385cm" draw:z-index="62"><draw:image xlink:href="Pictures/1000000000000179000001BA8847B6D543961294.png" xlink:type="simple" xlink:show="embed" xlink:actuate="onLoad" loext:mime-type="image/png"/></draw:frame><draw:frame draw:style-name="fr6" draw:name="Image37" text:anchor-type="paragraph" svg:x="14.478cm" svg:y="16.163cm" svg:width="4.316cm" svg:height="7.422cm" draw:z-index="63"><draw:image xlink:href="Pictures/10000000000000EF0000019B053680D6A1683CC8.png" xlink:type="simple" xlink:show="embed" xlink:actuate="onLoad" loext:mime-type="image/png"/></draw:frame><draw:frame draw:style-name="fr6" draw:name="Image38" text:anchor-type="paragraph" svg:x="9.698cm" svg:y="2.141cm" svg:width="9.673cm" svg:height="7.4cm" draw:z-index="64"><draw:image xlink:href="Pictures/1000000000000320000002647390A3CFAF2A0E72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roman"/>
    <style:font-face style:name="Mangal" svg:font-family="Mangal" style:font-family-generic="roman"/>
    <style:font-face style:name="OpenSymbol1" svg:font-family="OpenSymbol, 'Arial Unicode MS'" style:font-family-generic="roman"/>
    <style:font-face style:name="Arial1" svg:font-family="Arial" style:font-family-generic="swiss"/>
    <style:font-face style:name="Courier New" svg:font-family="'Courier New'" style:font-family-generic="swiss" style:font-pitch="fixed"/>
    <style:font-face style:name="OpenDyslexic" svg:font-family="OpenDyslexic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gradient draw:name="Bleu_20_PAF" draw:display-name="Bleu PAF" draw:style="linear" draw:start-color="#0099ff" draw:end-color="#ffffff" draw:start-intensity="100%" draw:end-intensity="100%" draw:angle="450" draw:border="0%"/>
    <draw:gradient draw:name="Blue_20_Touch" draw:display-name="Blue Touch" draw:style="linear" draw:start-color="#b4c7dc" draw:end-color="#dee6ef" draw:start-intensity="100%" draw:end-intensity="100%" draw:angle="10" draw:border="0%"/>
    <draw:gradient draw:name="Deep_20_Ocean" draw:display-name="Deep Ocean" draw:style="radial" draw:cx="50%" draw:cy="50%" draw:start-color="#000000" draw:end-color="#729fcf" draw:start-intensity="100%" draw:end-intensity="100%" draw:border="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y_20_Gradient_20_1" draw:display-name="Gray Gradient 1" draw:style="linear" draw:start-color="#1c1c1c" draw:end-color="#cccccc" draw:start-intensity="100%" draw:end-intensity="100%" draw:angle="0" draw:border="0%"/>
    <draw:gradient draw:name="Nantes" draw:style="linear" draw:start-color="#0066cc" draw:end-color="#ffffff" draw:start-intensity="100%" draw:end-intensity="100%" draw:angle="450" draw:border="0%"/>
    <draw:fill-image draw:name="a23" xlink:href="Pictures/100000000000000800000008707B9A12455FE2CA.png" xlink:type="simple" xlink:show="embed" xlink:actuate="onLoad"/>
    <draw:marker draw:name="_35_" draw:display-name="5" svg:viewBox="1.79769313486232E+308 1.79769313486232E+308 0 0" svg:d="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21" svg:viewBox="0 0 20 30" svg:d="M10 0l-10 30h20z"/>
    <draw:marker draw:name="a37" svg:viewBox="0 0 20 30" svg:d="M10 0l-10 30h20z"/>
    <draw:marker draw:name="a47" svg:viewBox="0 0 20 30" svg:d="M10 0l-10 30h20z"/>
    <draw:marker draw:name="msArrowEnd_20_5" draw:display-name="msArrowEnd 5" svg:viewBox="0 0 210 210" svg:d="M105 0l105 210h-210z"/>
    <draw:marker draw:name="msArrowOpenEnd_20_5" draw:display-name="msArrowOpenEnd 5" svg:viewBox="0 0 315 315" svg:d="M158 0l157 287-47 28-110-202-111 202-47-28z"/>
    <draw:stroke-dash draw:name="Dashed_20__28_var_29__20_1" draw:display-name="Dashed (var) 1" draw:style="round" draw:dots1="1" draw:dots1-length="0.008cm" draw:distance="0.008cm"/>
    <draw:stroke-dash draw:name="Dashed_20__28_var_29__20_2" draw:display-name="Dashed (var) 2" draw:style="rect" draw:dots2="1" draw:dots2-length="0.105cm" draw:distance="0.079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loext:contextual-spacing="false"/>
    </style:style>
    <style:style style:name="Titre2" style:family="paragraph" style:parent-style-name="Standard">
      <style:paragraph-properties fo:margin-top="0.42cm" fo:margin-bottom="0.21cm" loext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margin-top="0cm" fo:margin-bottom="0cm" loext:contextual-spacing="false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margin-top="0cm" fo:margin-bottom="0cm" loext:contextual-spacing="false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margin-top="0cm" fo:margin-bottom="0cm" loext:contextual-spacing="false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margin-top="0cm" fo:margin-bottom="0cm" loext:contextual-spacing="false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loext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margin-top="0cm" fo:margin-bottom="0cm" loext:contextual-spacing="false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margin-top="0cm" fo:margin-bottom="0cm" loext:contextual-spacing="false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margin-top="0cm" fo:margin-bottom="0cm" loext:contextual-spacing="false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margin-top="0cm" fo:margin-bottom="0cm" loext:contextual-spacing="false" fo:text-indent="-0.6cm" style:auto-text-indent="false">
        <style:tab-stops/>
      </style:paragraph-properties>
    </style:style>
    <style:style style:name="Normal" style:family="paragraph">
      <style:paragraph-properties fo:margin-top="0.31cm" fo:margin-bottom="0.31cm" loext:contextual-spacing="false" style:text-autospace="none"/>
    </style:style>
    <style:style style:name="Definition_20_Term" style:display-name="Definition Term" style:family="paragraph">
      <style:paragraph-properties style:text-autospace="none"/>
    </style:style>
    <style:style style:name="Definition_20_List" style:display-name="Definition List" style:family="paragraph">
      <style:paragraph-properties fo:margin-left="1.12cm" fo:margin-right="0cm" fo:margin-top="0cm" fo:margin-bottom="0cm" loext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loext:contextual-spacing="false" style:text-autospace="none"/>
      <style:text-properties fo:font-size="42pt" fo:font-weight="bold" style:letter-kerning="true" style:font-size-asian="42pt" style:font-weight-asian="bold" style:font-size-complex="42pt" style:font-weight-complex="bold"/>
    </style:style>
    <style:style style:name="H2" style:family="paragraph">
      <style:paragraph-properties fo:margin-top="0.31cm" fo:margin-bottom="0.31cm" loext:contextual-spacing="false" style:text-autospace="none"/>
      <style:text-properties fo:font-size="31.5pt" fo:font-weight="bold" style:font-size-asian="31.5pt" style:font-weight-asian="bold" style:font-size-complex="31.5pt" style:font-weight-complex="bold"/>
    </style:style>
    <style:style style:name="H3" style:family="paragraph">
      <style:paragraph-properties fo:margin-top="0.31cm" fo:margin-bottom="0.31cm" loext:contextual-spacing="false" style:text-autospace="none"/>
      <style:text-properties fo:font-size="24.5pt" fo:font-weight="bold" style:font-size-asian="24.5pt" style:font-weight-asian="bold" style:font-size-complex="24.5pt" style:font-weight-complex="bold"/>
    </style:style>
    <style:style style:name="H4" style:family="paragraph">
      <style:paragraph-properties fo:margin-top="0.31cm" fo:margin-bottom="0.31cm" loext:contextual-spacing="false" style:text-autospace="none"/>
      <style:text-properties fo:font-size="21pt" fo:font-weight="bold" style:font-size-asian="21pt" style:font-weight-asian="bold" style:font-size-complex="21pt" style:font-weight-complex="bold"/>
    </style:style>
    <style:style style:name="H5" style:family="paragraph">
      <style:paragraph-properties fo:margin-top="0.31cm" fo:margin-bottom="0.31cm" loext:contextual-spacing="false" style:text-autospace="none"/>
      <style:text-properties fo:font-size="17.5pt" fo:font-weight="bold" style:font-size-asian="17.5pt" style:font-weight-asian="bold" style:font-size-complex="17.5pt" style:font-weight-complex="bold"/>
    </style:style>
    <style:style style:name="H6" style:family="paragraph">
      <style:paragraph-properties fo:margin-top="0.31cm" fo:margin-bottom="0.31cm" loext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loext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Emphasis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paragraph">
      <style:paragraph-properties style:text-autospace="none"/>
      <style:text-properties style:font-name="Courier New" fo:font-family="'Courier New'" style:font-family-generic="swiss" style:font-pitch="fixed" fo:font-size="17.5pt" fo:font-weight="bold" style:font-name-asian="Courier New" style:font-family-asian="'Courier New'" style:font-family-generic-asian="swiss" style:font-pitch-asian="fixed" style:font-size-asian="17.5pt" style:font-weight-asian="bold" style:font-name-complex="Courier New" style:font-family-complex="'Courier New'" style:font-family-generic-complex="swiss" style:font-pitch-complex="fixed" style:font-size-complex="17.5pt" style:font-weight-complex="bold"/>
    </style:style>
    <style:style style:name="Preformatted" style:family="paragraph">
      <style:paragraph-properties fo:margin-top="0cm" fo:margin-bottom="0cm" loext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Bottom_20_of_20_Form" style:display-name="Bottom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Top_20_of_20_Form" style:display-name="Top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Exemple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Fort" style:family="paragraph">
      <style:paragraph-properties style:text-autospace="none"/>
      <style:text-properties fo:font-weight="bold" style:font-weight-asian="bold" style:font-weight-complex="bold"/>
    </style:style>
    <style:style style:name="Machine_20_à_20_écrire" style:display-name="Machine à écrir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Variab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/>
    </style:style>
    <style:style style:name="Commentaire" style:family="paragraph">
      <style:paragraph-properties style:text-autospace="none"/>
    </style:style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ormal_20_centré" style:display-name="Normal centré" style:family="paragraph" style:parent-style-name="Standard">
      <style:paragraph-properties fo:margin-left="0.751cm" fo:margin-right="0.748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tyle="italic" style:font-style-asian="italic"/>
    </style:style>
    <style:style style:name="Frame_20_contents" style:display-name="Frame contents" style:family="paragraph" style:parent-style-name="Text_20_body" style:class="extra"/>
    <style:style style:name="Heading_20_8" style:display-name="Heading 8" style:family="paragraph" style:parent-style-name="Standard" style:next-style-name="Standard" style:default-outline-level="8" style:class="text">
      <loext:graphic-properties draw:fill="solid" draw:fill-color="#dfdfdf" draw:opacity="100%"/>
      <style:paragraph-properties fo:margin-left="0.318cm" fo:margin-right="0.496cm" fo:margin-top="0cm" fo:margin-bottom="0cm" loext:contextual-spacing="false" fo:text-indent="-0.318cm" style:auto-text-indent="false" fo:background-color="#dfdfdf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fo:font-size="18pt" style:letter-kerning="true" style:font-name-asian="Tahoma1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uce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aractères_20_de_20_numérotation" style:display-name="Caractères de numérot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olice_20_par_20_défaut" style:display-name="Police par défau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éro_20_de_20_page" style:display-name="Numéro de pag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ff" style:font-name="DejaVu Sans" fo:font-family="'DejaVu Sans'" style:font-family-generic="roman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margin-top="0.547cm" fo:margin-bottom="0.547cm" loext:contextual-spacing="false" fo:text-align="start" style:justify-single-word="false" fo:orphans="2" fo:widows="2" style:writing-mode="lr-tb"/>
      <style:text-properties fo:color="#000000" style:font-name="DejaVu Sans" fo:font-family="'DejaVu Sans'" style:font-family-generic="roman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age_20_Number" style:display-name="Page Number" style:family="text" style:parent-style-name="Police_20_par_20_défaut"/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1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8" text:consecutive-numbering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2" style:family="table">
      <style:table-properties style:width="19.359cm" fo:margin-left="0.014cm" fo:margin-right="-0.153cm" table:align="margins" style:shadow="#808080 0.18cm 0.18cm" style:writing-mode="lr-tb"/>
    </style:style>
    <style:style style:name="Tableau2.A" style:family="table-column">
      <style:table-column-properties style:column-width="13.594cm" style:rel-column-width="46022*"/>
    </style:style>
    <style:style style:name="Tableau2.B" style:family="table-column">
      <style:table-column-properties style:column-width="5.764cm" style:rel-column-width="19513*"/>
    </style:style>
    <style:style style:name="Tableau2.1" style:family="table-row">
      <style:table-row-properties fo:keep-together="always"/>
    </style:style>
    <style:style style:name="Tableau2.A1.1" style:family="table-row">
      <style:table-row-properties style:min-row-height="0.688cm" fo:keep-together="always"/>
    </style:style>
    <style:style style:name="Tableau2.A1.1.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A1.1.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" style:family="table">
      <style:table-properties style:width="19.364cm" fo:margin-left="0.018cm" fo:margin-right="-0.162cm" table:align="margins" style:shadow="#808080 0.18cm 0.18cm" style:writing-mode="lr-tb"/>
    </style:style>
    <style:style style:name="Tableau1.A" style:family="table-column">
      <style:table-column-properties style:column-width="3.702cm" style:rel-column-width="12533*"/>
    </style:style>
    <style:style style:name="Tableau1.B" style:family="table-column">
      <style:table-column-properties style:column-width="3.485cm" style:rel-column-width="11799*"/>
    </style:style>
    <style:style style:name="Tableau1.C" style:family="table-column">
      <style:table-column-properties style:column-width="7.904cm" style:rel-column-width="26752*"/>
    </style:style>
    <style:style style:name="Tableau1.D" style:family="table-column">
      <style:table-column-properties style:column-width="2.498cm" style:rel-column-width="8452*"/>
    </style:style>
    <style:style style:name="Tableau1.E" style:family="table-column">
      <style:table-column-properties style:column-width="1.773cm" style:rel-column-width="5999*"/>
    </style:style>
    <style:style style:name="Tableau1.1" style:family="table-row">
      <style:table-row-properties style:row-height="0.6cm" fo:keep-together="always"/>
    </style:style>
    <style:style style:name="Tableau1.A1" style:family="table-cell">
      <style:table-cell-properties style:vertical-align="middle" fo:padding-left="0.101cm" fo:padding-right="0cm" fo:padding-top="0cm" fo:padding-bottom="0cm" fo:border-left="0.5pt solid #000000" fo:border-right="none" fo:border-top="0.5pt solid #000000" fo:border-bottom="0.5pt solid #000000" style:writing-mode="lr-tb"/>
    </style:style>
    <style:style style:name="Tableau1.E1" style:family="table-cell">
      <style:table-cell-properties style:vertical-align="middle" fo:padding-left="0.101cm" fo:padding-right="0cm" fo:padding-top="0cm" fo:padding-bottom="0cm" fo:border="0.5pt solid #000000" style:writing-mode="lr-tb"/>
    </style:style>
    <style:style style:name="MP1" style:family="paragraph" style:parent-style-name="Heading_20_2" style:master-page-name="Standard">
      <style:paragraph-properties fo:margin-top="0cm" fo:margin-bottom="0cm" loext:contextual-spacing="false" fo:line-height="100%" fo:text-align="center" style:justify-single-word="false" style:page-number="auto" style:snap-to-layout-grid="false"/>
      <style:text-properties fo:color="#000000" style:font-name="Trebuchet MS" fo:font-size="15pt" fo:language="fr" fo:country="FR" fo:font-style="normal" fo:text-shadow="1pt 1pt" style:text-underline-style="none" fo:font-weight="bold" officeooo:rsid="0099d2ca" officeooo:paragraph-rsid="0099d2ca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MP2" style:family="paragraph" style:parent-style-name="Header" style:master-page-name="Standard">
      <style:paragraph-properties fo:margin-top="0cm" fo:margin-bottom="0cm" loext:contextual-spacing="false" fo:text-align="center" style:justify-single-word="false" style:page-number="auto" style:snap-to-layout-grid="false"/>
      <style:text-properties fo:color="#ff0000" style:font-name="Trebuchet MS" fo:font-size="14pt" fo:language="fr" fo:country="FR" fo:font-style="normal" fo:text-shadow="1pt 1pt" style:text-underline-style="none" fo:font-weight="bold" officeooo:rsid="00a8da02" officeooo:paragraph-rsid="00a8da02" style:font-size-asian="14pt" style:font-style-asian="normal" style:font-weight-asian="bold" style:font-size-complex="14pt" style:font-style-complex="normal" style:font-weight-complex="bold"/>
    </style:style>
    <style:style style:name="M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 style:parent-style-name="Header">
      <style:paragraph-properties fo:text-align="end" style:justify-single-word="false" style:snap-to-layout-grid="false"/>
      <style:text-properties style:font-name="OpenDyslexic" fo:language="fr" fo:country="FR" fo:font-weight="bold" officeooo:rsid="008d7298" officeooo:paragraph-rsid="008d7298" style:font-weight-asian="bold" style:font-weight-complex="bold"/>
    </style:style>
    <style:style style:name="MP5" style:family="paragraph" style:parent-style-name="Standard">
      <style:text-properties fo:language="fr" fo:country="FR"/>
    </style:style>
    <style:style style:name="MP6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7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officeooo:rsid="008f42c4" officeooo:paragraph-rsid="008f42c4" style:font-size-asian="10pt" style:font-size-complex="10pt"/>
    </style:style>
    <style:style style:name="MP8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9" style:family="paragraph" style:parent-style-name="Footer">
      <loext:graphic-properties draw:fill="none"/>
      <style:paragraph-properties fo:margin-left="0cm" fo:margin-right="0cm" style:line-height-at-least="0cm" fo:text-align="end" style:justify-single-word="false" fo:orphans="2" fo:widows="2" fo:text-indent="0cm" style:auto-text-indent="false" fo:background-color="transparent" style:snap-to-layout-grid="false" style:writing-mode="lr-tb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P10" style:family="paragraph" style:parent-style-name="Footer">
      <style:text-properties fo:language="fr" fo:country="FR"/>
    </style:style>
    <style:style style:name="MT1" style:family="text">
      <style:text-properties officeooo:rsid="0092c34e"/>
    </style:style>
    <style:style style:name="MT2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1.002cm" fo:margin-left="0.801cm" fo:margin-right="0.8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02cm" fo:margin-left="0cm" fo:margin-right="0cm" fo:margin-bottom="1.152cm" style:dynamic-spacing="true"/>
      </style:header-style>
      <style:footer-style>
        <style:header-footer-properties svg:height="0.762cm" fo:margin-left="0cm" fo:margin-right="0cm" fo:margin-top="1.60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>
              <table:table table:is-sub-table="true">
                <table:table-column table:style-name="Tableau2.A"/>
                <table:table-row table:style-name="Tableau2.A1.1">
                  <table:table-cell table:style-name="Tableau2.A1.1.1" office:value-type="string">
                    <text:h text:style-name="MP1" text:outline-level="1">Blockly@rduino ‘All In One’</text:h>
                  </table:table-cell>
                </table:table-row>
                <table:table-row table:style-name="Tableau2.1">
                  <table:table-cell table:style-name="Tableau2.A1.1.2" office:value-type="string">
                    <text:h text:style-name="MP2" text:outline-level="1"><draw:frame draw:style-name="Mfr1" draw:name="Image1" text:anchor-type="paragraph" svg:x="15.538cm" svg:y="-0.66cm" svg:width="2.185cm" svg:height="1.224cm" draw:z-index="12"><draw:image xlink:href="Pictures/100000000000012C000000A8E55954546192482A.jpg" xlink:type="simple" xlink:show="embed" xlink:actuate="onLoad" loext:mime-type="image/jpeg"/></draw:frame><draw:frame text:anchor-type="paragraph" draw:z-index="4" draw:style-name="Mgr1" draw:text-style-name="MP3" svg:width="2.632cm" svg:height="1.1cm" svg:x="13.409cm" svg:y="-0.674cm"><draw:image xlink:href="Pictures/1000767500002ACB0000120702CD533528F1AC91.svg" xlink:type="simple" xlink:show="embed" xlink:actuate="onLoad" loext:mime-type="image/svg+xml"><text:p/></draw:image><draw:image xlink:href="Pictures/100002010000019E000000AECD28CD7832470410.png" xlink:type="simple" xlink:show="embed" xlink:actuate="onLoad" loext:mime-type="image/png"/></draw:frame>Programmation</text:h>
                  </table:table-cell>
                </table:table-row>
              </table:table>
            </table:table-cell>
            <table:table-cell table:style-name="Tableau2.B1" office:value-type="string">
              <text:p text:style-name="MP4"/>
            </table:table-cell>
          </table:table-row>
        </table:table>
        <text:p text:style-name="MP5"/>
      </style:header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office:value-type="string">
              <text:p text:style-name="MP6"><text:file-name text:display="name-and-extension">3.odt</text:file-name></text:p>
            </table:table-cell>
            <table:table-cell table:style-name="Tableau1.A1" office:value-type="string">
              <text:p text:style-name="MP7">scanet@libreduc.cc</text:p>
            </table:table-cell>
            <table:table-cell table:style-name="Tableau1.A1" office:value-type="string">
              <text:p text:style-name="MP7">http://www.libreduc.<text:span text:style-name="MT1">cc</text:span></text:p>
            </table:table-cell>
            <table:table-cell table:style-name="Tableau1.A1" office:value-type="string">
              <text:p text:style-name="MP8"><draw:frame draw:style-name="Mfr2" draw:name="images1" text:anchor-type="as-char" svg:width="1.427cm" svg:height="0.503cm" draw:z-index="8"><draw:image xlink:href="Pictures/10000201000000580000001FF1659DC4583E58EC.png" xlink:type="simple" xlink:show="embed" xlink:actuate="onLoad" loext:mime-type="image/png"/></draw:frame></text:p>
            </table:table-cell>
            <table:table-cell table:style-name="Tableau1.E1" office:value-type="string">
              <text:p text:style-name="MP9"><text:span text:style-name="Page_20_Number"><text:span text:style-name="MT2">Page </text:span></text:span><text:span text:style-name="MT2"><text:page-number text:select-page="current">3</text:page-number></text:span><text:span text:style-name="Page_20_Number"><text:span text:style-name="MT2">/</text:span></text:span><text:span text:style-name="MT2"><text:page-count style:num-format="1">4</text:page-count></text:span></text:p>
            </table:table-cell>
          </table:table-row>
        </table:table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 LibreOffice_project/9d0f32d1f0b509096fd65e0d4bec26ddd1938fd3</meta:generator>
    <meta:creation-date>2009-09-20T22:37:05.60</meta:creation-date>
    <dc:language>fr-FR</dc:language>
    <meta:editing-cycles>140</meta:editing-cycles>
    <meta:editing-duration>P1DT32M58S</meta:editing-duration>
    <dc:date>2019-02-01T01:42:22.081000000</dc:date>
    <meta:print-date>2012-07-19T13:34:28.40</meta:print-date>
    <dc:creator>S CANET</dc:creator>
    <meta:document-statistic meta:table-count="2" meta:image-count="39" meta:object-count="0" meta:page-count="4" meta:paragraph-count="11" meta:word-count="18" meta:character-count="151" meta:non-whitespace-character-count="143"/>
    <meta:user-defined meta:name="Info 3"/>
    <meta:user-defined meta:name="Info 4"/>
    <meta:user-defined meta:name="License Name">Attribution-NonCommercial-ShareAlike 2.0 France</meta:user-defined>
    <meta:user-defined meta:name="license">http://creativecommons.org/licenses/by-nc-sa/2.0/fr/</meta:user-defined>
  </office:meta>
</office:document-meta>
</file>